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text:span text:style-name="T1">arXiv Preprint arXiv:1908.10084</text:span>. <text:a xlink:type="simple" xlink:href="https://arxiv.org/abs/1908.10084" office:name=""><text:span text:style-name="Definition">https://arxiv.org/abs/1908.10084</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4-25T14:24:02Z</meta:creation-date>
    <dc:date>2024-04-25T14:24:02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